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cc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141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8" style:family="graphic" style:parent-style-name="standard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1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2.709cm" fo:padding-top="0.13cm" fo:padding-bottom="0.13cm" fo:padding-left="0.25cm" fo:padding-right="0.25cm" fo:wrap-option="wrap" draw:shadow="hidden" draw:shadow-color="#000000"/>
    </style:style>
    <style:style style:name="gr28" style:family="graphic" style:parent-style-name="standard">
      <style:graphic-properties draw:stroke="solid" svg:stroke-width="0.176cm" svg:stroke-color="#ffffcc" draw:marker-end="msArrowEnd_20_1" draw:marker-end-width="0.35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title">
      <style:graphic-properties draw:fill-color="#ffffff" fo:min-height="6.025cm"/>
    </style:style>
    <style:style style:name="pr2" style:family="presentation" style:parent-style-name="Default-notes" style:list-style-name="L9">
      <style:graphic-properties draw:fill-color="#ffffff" draw:auto-grow-height="true" fo:min-height="12.573cm"/>
    </style:style>
    <style:style style:name="pr3" style:family="presentation" style:parent-style-name="Default-notes" style:list-style-name="L9">
      <style:graphic-properties draw:fill-color="#ffffff" draw:auto-grow-height="true" fo:min-height="12.573cm"/>
    </style:style>
    <style:style style:name="pr4" style:family="presentation" style:parent-style-name="Default-notes" style:list-style-name="L9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fo:min-height="16.183cm"/>
    </style:style>
    <style:style style:name="pr6" style:family="presentation" style:parent-style-name="Default-notes" style:list-style-name="L9">
      <style:graphic-properties draw:fill-color="#ffffff" draw:auto-grow-height="true" fo:min-height="12.573cm"/>
    </style:style>
    <style:style style:name="pr7" style:family="presentation" style:parent-style-name="Default-notes" style:list-style-name="L9">
      <style:graphic-properties draw:fill-color="#ffffff" draw:auto-grow-height="true" fo:min-height="12.573cm"/>
    </style:style>
    <style:style style:name="pr8" style:family="presentation" style:parent-style-name="Default-notes" style:list-style-name="L9">
      <style:graphic-properties draw:fill-color="#ffffff" draw:auto-grow-height="true" fo:min-height="12.573cm"/>
    </style:style>
    <style:style style:name="pr9" style:family="presentation" style:parent-style-name="Default-title">
      <style:graphic-properties fo:min-height="3.212cm"/>
    </style:style>
    <style:style style:name="pr10" style:family="presentation" style:parent-style-name="Default-outline1">
      <style:graphic-properties fo:min-height="12.573cm"/>
    </style:style>
    <style:style style:name="pr11" style:family="presentation" style:parent-style-name="Default-notes">
      <style:graphic-properties draw:fill-color="#ffffff" fo:min-height="11.429cm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4cm" fo:min-width="0cm" fo:padding-top="0.128cm" fo:padding-bottom="0.128cm" fo:padding-left="0.256cm" fo:padding-right="0.256cm" fo:wrap-option="wrap" draw:shadow="hidden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512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Default-notes">
      <style:graphic-properties draw:fill-color="#ffffff" fo:min-height="11.43cm"/>
    </style:style>
    <style:style style:name="pr1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1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496cm" fo:min-width="0cm" fo:padding-top="0.128cm" fo:padding-bottom="0.128cm" fo:padding-left="0.256cm" fo:padding-right="0.256cm" fo:wrap-option="wrap" draw:shadow="hidden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3cm" fo:min-width="0cm" fo:padding-top="0.128cm" fo:padding-bottom="0.128cm" fo:padding-left="0.256cm" fo:padding-right="0.256cm" fo:wrap-option="wrap" draw:shadow="hidden"/>
    </style:style>
    <style:style style:name="pr1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/>
    </style:style>
    <style:style style:name="pr2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607cm" fo:min-width="0cm" fo:padding-top="0.128cm" fo:padding-bottom="0.128cm" fo:padding-left="0.256cm" fo:padding-right="0.256cm" fo:wrap-option="wrap" draw:shadow="hidden"/>
    </style:style>
    <style:style style:name="pr2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3.978cm" fo:min-width="0cm" fo:padding-top="0.128cm" fo:padding-bottom="0.128cm" fo:padding-left="0.256cm" fo:padding-right="0.256cm" fo:wrap-option="wrap" draw:shadow="hidden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/>
    </style:style>
    <style:style style:name="pr2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723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b80047" fo:font-size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size="4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start" fo:text-indent="0cm"/>
      <style:text-properties fo:color="#ffffff" fo:font-size="4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color="#ffffff" style:font-name="Courier 10 Pitch1" fo:font-size="24pt" style:font-size-asian="24pt" style:font-size-complex="24pt"/>
    </style:style>
    <style:style style:name="P9" style:family="paragraph">
      <style:paragraph-properties fo:margin-left="0cm" fo:margin-right="0cm" fo:text-align="start" fo:text-indent="0cm"/>
      <style:text-properties fo:color="#ffffff" style:font-name="Courier 10 Pitch1" fo:font-size="20pt" style:font-size-asian="20pt" style:font-size-complex="20pt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.952cm" fo:margin-right="0cm" fo:text-indent="0cm" style:writing-mode="lr-tb"/>
    </style:style>
    <style:style style:name="P16" style:family="paragraph">
      <style:paragraph-properties fo:margin-left="0.952cm" fo:margin-right="0cm" fo:margin-top="0.282cm" fo:margin-bottom="0cm" fo:text-indent="-0.952cm"/>
    </style:style>
    <style:style style:name="P17" style:family="paragraph">
      <style:paragraph-properties style:writing-mode="lr-tb"/>
    </style:style>
    <style:style style:name="P18" style:family="paragraph">
      <style:paragraph-properties fo:margin-left="0.952cm" fo:margin-right="0cm" fo:margin-top="0.246cm" fo:margin-bottom="0cm" fo:line-height="90%" fo:text-indent="-0.952cm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style:paragraph-properties fo:margin-left="1.693cm" fo:margin-right="0cm" fo:margin-top="0.282cm" fo:margin-bottom="0cm" fo:text-indent="-1.693cm"/>
    </style:style>
    <style:style style:name="P22" style:family="paragraph">
      <style:paragraph-properties fo:margin-left="0cm" fo:margin-right="0cm" fo:margin-top="0.282cm" fo:margin-bottom="0cm" fo:text-indent="0cm" style:writing-mode="lr-tb"/>
    </style:style>
    <style:style style:name="P23" style:family="paragraph">
      <style:paragraph-properties fo:margin-left="0cm" fo:margin-right="0cm" fo:margin-top="0.282cm" fo:margin-bottom="0cm" fo:text-align="end" fo:text-indent="0cm"/>
    </style:style>
    <style:style style:name="T1" style:family="text">
      <style:text-properties fo:color="#b80047" fo:font-size="48pt"/>
    </style:style>
    <style:style style:name="T2" style:family="text">
      <style:text-properties fo:color="#ffffff" fo:font-size="48pt"/>
    </style:style>
    <style:style style:name="T3" style:family="text">
      <style:text-properties fo:color="#ffffff" style:font-name="Courier 10 Pitch1" fo:font-size="24pt" style:font-size-asian="24pt" style:font-size-complex="24pt"/>
    </style:style>
    <style:style style:name="T4" style:family="text">
      <style:text-properties fo:color="#ffffff" style:font-name="Courier 10 Pitch1" fo:font-size="20pt" style:font-size-asian="20pt" style:font-size-complex="20pt"/>
    </style:style>
    <style:style style:name="T5" style:family="text">
      <style:text-properties fo:language="en" fo:country="US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cc" fo:font-size="28pt" style:font-size-asian="28pt" style:font-size-complex="28pt"/>
    </style:style>
    <style:style style:name="T8" style:family="text">
      <style:text-properties fo:color="#ff6633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6309"/>
    </style:style>
    <style:style style:name="T11" style:family="text">
      <style:text-properties fo:color="#ff6309" fo:font-weight="bold" style:font-weight-asian="bold" style:font-weight-complex="bold"/>
    </style:style>
    <style:style style:name="T12" style:family="text">
      <style:text-properties fo:color="#ffffcc" fo:font-size="32pt" style:font-size-asian="32pt" style:font-size-complex="32pt"/>
    </style:style>
    <style:style style:name="T13" style:family="text">
      <style:text-properties fo:color="#ffffcc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color="#ffffcc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834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0103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0103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0103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variable" style:font-charset="x-symbol" fo:color="#000103" fo:font-size="75%"/>
      </text:list-level-style-bullet>
      <text:list-level-style-number text:level="2" style:num-suffix="." style:num-format="a">
        <style:list-level-properties text:space-before="1.27cm" text:min-label-width="1.605cm"/>
        <style:text-properties fo:color="#ffffcc" fo:font-size="75%"/>
      </text:list-level-style-number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0103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0103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variable" style:font-charset="x-symbol" fo:color="#000103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0103" fo:font-size="75%"/>
      </text:list-level-style-bullet>
      <text:list-level-style-number text:level="3" style:num-suffix="." style:num-format="i">
        <style:list-level-properties text:space-before="2.54cm" text:min-label-width="1.375cm"/>
        <style:text-properties fo:color="#ffffcc" fo:font-size="75%"/>
      </text:list-level-style-number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0103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7">
      <text:list-level-style-bullet text:level="1" text:bullet-char="">
        <style:list-level-properties text:min-label-width="0.952cm"/>
        <style:text-properties fo:font-family="Wingdings" style:font-pitch="variable" style:font-charset="x-symbol" fo:color="#000103" fo:font-size="75%"/>
      </text:list-level-style-bullet>
      <text:list-level-style-number text:level="2" style:num-suffix="." style:num-format="1">
        <style:list-level-properties text:space-before="1.27cm" text:min-label-width="1.481cm"/>
        <style:text-properties fo:color="#ffffcc" fo:font-size="75%"/>
      </text:list-level-style-number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0103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0103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0103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">
        <style:list-level-properties/>
        <style:text-properties fo:font-family="Wingdings" style:font-pitch="variable" style:font-charset="x-symbol" fo:color="#ffffcc" fo:font-size="7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025cm" svg:x="0.208cm" svg:y="0.962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1.778cm" svg:y="12.826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4" draw:layer="layout" svg:width="25.191cm" svg:height="6.025cm" svg:x="0.208cm" svg:y="0.962cm" presentation:class="title" presentation:user-transformed="true">
          <draw:text-box>
            <text:p text:style-name="P1"><text:span text:style-name="T2">A TALE OF TWO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1.778cm" svg:y="12.826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1cm" svg:height="6.025cm" svg:x="0.208cm" svg:y="0.962cm" presentation:class="title" presentation:user-transformed="true">
          <draw:text-box>
            <text:p text:style-name="P5"><text:span text:style-name="T2">STACK – LIFO</text:span><text:span text:style-name="T2"><text:line-break/></text:span><text:span text:style-name="T2">QUEUE - FIF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3cm" svg:x="1.778cm" svg:y="12.826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5" draw:text-style-name="P8" draw:layer="layout" svg:width="22.86cm" svg:height="16.695cm" svg:x="1.27cm" svg:y="0.706cm" presentation:class="title" presentation:user-transformed="true">
          <draw:text-box>
            <text:p text:style-name="P7"><text:span text:style-name="T3">#define MAXVAL 100</text:span><text:span text:style-name="T3"><text:line-break/></text:span><text:span text:style-name="T3">int sp = 0;</text:span><text:span text:style-name="T3"><text:line-break/></text:span><text:span text:style-name="T3">double val[MAXVAL];</text:span><text:span text:style-name="T3"><text:line-break/></text:span><text:span text:style-name="T3">void push(double f) {</text:span><text:span text:style-name="T3"><text:line-break/></text:span><text:span text:style-name="T3"><text:tab/></text:span><text:span text:style-name="T3">if (sp &lt; MAXVAL) </text:span><text:span text:style-name="T3"><text:line-break/></text:span><text:span text:style-name="T3"><text:tab/></text:span><text:span text:style-name="T3"><text:tab/></text:span><text:span text:style-name="T3">val[sp++] = f;</text:span><text:span text:style-name="T3"><text:line-break/></text:span><text:span text:style-name="T3"><text:tab/></text:span><text:span text:style-name="T3">else</text:span><text:span text:style-name="T3"><text:line-break/></text:span><text:span text:style-name="T3"><text:tab/></text:span><text:span text:style-name="T3"><text:tab/></text:span><text:span text:style-name="T3">printf(“error: stack full \n”);</text:span><text:span text:style-name="T3"><text:line-break/></text:span><text:span text:style-name="T3">}</text:span><text:span text:style-name="T3"><text:line-break/></text:span><text:span text:style-name="T3">double pop (void) {</text:span><text:span text:style-name="T3"><text:line-break/></text:span><text:span text:style-name="T3"><text:tab/></text:span><text:span text:style-name="T3">if (sp &gt; 0) </text:span><text:span text:style-name="T3"><text:line-break/></text:span><text:span text:style-name="T3"><text:tab/></text:span><text:span text:style-name="T3"><text:tab/></text:span><text:span text:style-name="T3">return val[--sp];</text:span><text:span text:style-name="T3"><text:line-break/></text:span><text:span text:style-name="T3"><text:tab/></text:span><text:span text:style-name="T3">else {</text:span><text:span text:style-name="T3"><text:line-break/></text:span><text:span text:style-name="T3"><text:tab/></text:span><text:span text:style-name="T3"><text:tab/></text:span><text:span text:style-name="T3">printf(“error: stack empty\n”);</text:span><text:span text:style-name="T3"><text:line-break/></text:span><text:span text:style-name="T3"><text:tab/></text:span><text:span text:style-name="T3"><text:tab/></text:span><text:span text:style-name="T3">return 0.0;</text:span><text:span text:style-name="T3"><text:line-break/></text:span><text:span text:style-name="T3"><text:tab/></text:span><text:span text:style-name="T3">}</text:span><text:span text:style-name="T3"><text:line-break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1.778cm" svg:y="12.826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5" draw:text-style-name="P8" draw:layer="layout" svg:width="22.86cm" svg:height="16.695cm" svg:x="1.27cm" svg:y="0.706cm" presentation:class="title" presentation:user-transformed="true">
          <draw:text-box>
            <text:p text:style-name="P7"><text:span text:style-name="T3">#define MAXVAL 100</text:span><text:span text:style-name="T3"><text:line-break/></text:span><text:span text:style-name="T3"><text:line-break/></text:span><text:span text:style-name="T3">double val[MAXVAL];</text:span><text:span text:style-name="T3"><text:line-break/></text:span><text:span text:style-name="T3">void enqueue(double f) {</text:span><text:span text:style-name="T3"><text:line-break/></text:span><text:span text:style-name="T3"><text:tab/></text:span><text:span text:style-name="T3"> 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}</text:span><text:span text:style-name="T3"><text:line-break/></text:span><text:span text:style-name="T3">double dequeue (void) {</text:span><text:span text:style-name="T3"><text:line-break/></text:span><text:span text:style-name="T3"><text:tab/></text:span><text:span text:style-name="T3"> 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line-break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3cm" svg:x="1.778cm" svg:y="12.826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5" draw:text-style-name="P9" draw:layer="layout" svg:width="22.86cm" svg:height="16.441cm" svg:x="1.27cm" svg:y="0.833cm" presentation:class="title" presentation:user-transformed="true">
          <draw:text-box>
            <text:p text:style-name="P7"><text:span text:style-name="T4">#define MAXVAL 100</text:span><text:span text:style-name="T4"><text:line-break/></text:span><text:span text:style-name="T4">int head = 0 ; tail = 0;</text:span><text:span text:style-name="T4"><text:line-break/></text:span><text:span text:style-name="T4">double val[MAXVAL];</text:span><text:span text:style-name="T4"><text:line-break/></text:span><text:span text:style-name="T4">void enqueue(double f) {</text:span><text:span text:style-name="T4"><text:line-break/></text:span><text:span text:style-name="T4"><text:tab/></text:span><text:span text:style-name="T4"> if (((head + 1) % MAXVAL) != tail) {</text:span><text:span text:style-name="T4"><text:line-break/></text:span><text:span text:style-name="T4"><text:tab/></text:span><text:span text:style-name="T4"><text:tab/></text:span><text:span text:style-name="T4">val[head] = f;</text:span><text:span text:style-name="T4"><text:line-break/></text:span><text:span text:style-name="T4"><text:tab/></text:span><text:span text:style-name="T4"><text:tab/></text:span><text:span text:style-name="T4">head = (head + 1) % MAXVAL;</text:span><text:span text:style-name="T4"><text:line-break/></text:span><text:span text:style-name="T4"><text:tab/></text:span><text:span text:style-name="T4"> } </text:span><text:span text:style-name="T4"><text:line-break/></text:span><text:span text:style-name="T4"><text:tab/></text:span><text:span text:style-name="T4"> else </text:span><text:span text:style-name="T4"><text:line-break/></text:span><text:span text:style-name="T4"><text:tab/></text:span><text:span text:style-name="T4"> printf(“error: queue full\n”);</text:span><text:span text:style-name="T4"><text:line-break/></text:span><text:span text:style-name="T4">}</text:span><text:span text:style-name="T4"><text:line-break/></text:span><text:span text:style-name="T4">double dequeue (void) {</text:span><text:span text:style-name="T4"><text:line-break/></text:span><text:span text:style-name="T4"><text:tab/></text:span><text:span text:style-name="T4"> if (tail != head) {</text:span><text:span text:style-name="T4"><text:line-break/></text:span><text:span text:style-name="T4"><text:tab/></text:span><text:span text:style-name="T4"><text:tab/></text:span><text:span text:style-name="T4">int temp = tail;</text:span><text:span text:style-name="T4"><text:line-break/></text:span><text:span text:style-name="T4"><text:tab/></text:span><text:span text:style-name="T4"><text:tab/></text:span><text:span text:style-name="T4">tail = (tail + 1 ) % MAXVAL;</text:span><text:span text:style-name="T4"><text:line-break/></text:span><text:span text:style-name="T4"><text:tab/></text:span><text:span text:style-name="T4"><text:tab/></text:span><text:span text:style-name="T4">return val[temp];</text:span><text:span text:style-name="T4"><text:line-break/></text:span><text:span text:style-name="T4"><text:tab/></text:span><text:span text:style-name="T4"> } else</text:span><text:span text:style-name="T4"><text:line-break/></text:span><text:span text:style-name="T4"><text:tab/></text:span><text:span text:style-name="T4"> printf(“error: queue empty\n”);</text:span><text:span text:style-name="T4"><text:line-break/></text:span><text:span text:style-name="T4"><text:tab/></text:span><text:span text:style-name="T4"> return 0.0 ;</text:span><text:span text:style-name="T4"><text:tab/>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3" draw:layer="layout" svg:width="17.271cm" svg:height="12.573cm" svg:x="1.778cm" svg:y="12.82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layer="layout" svg:width="24.681cm" svg:height="3.212cm" svg:x="0.374cm" svg:y="2.468cm" presentation:class="title">
          <draw:text-box>
            <text:p>Stack &amp; Queue with Linked List?</text:p>
          </draw:text-box>
        </draw:frame>
        <draw:frame presentation:style-name="pr10" draw:layer="layout" svg:width="21.59cm" svg:height="12.573cm" svg:x="1.905cm" svg:y="5.877cm" presentation:class="outline" presentation:user-transformed="true">
          <draw:text-box>
            <text:list text:style-name="L2">
              <text:list-item>
                <text:p>Stack</text:p>
                <text:list>
                  <text:list-item>
                    <text:p>What does “push” look like?</text:p>
                  </text:list-item>
                  <text:list-item>
                    <text:p>What does “pop” look like?</text:p>
                  </text:list-item>
                </text:list>
              </text:list-item>
              <text:list-item>
                <text:p><text:s/>Queue </text:p>
                <text:list>
                  <text:list-item>
                    <text:p>What kind of linked list?</text:p>
                  </text:list-item>
                  <text:list-item>
                    <text:p>What does enqueue look like?</text:p>
                  </text:list-item>
                  <text:list-item>
                    <text:p>What does dequeue look lik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A useful stack algorithm" draw:style-name="dp1" draw:master-page-name="Default" presentation:presentation-page-layout-name="AL2T1">
        <draw:frame presentation:style-name="pr12" draw:text-style-name="P10" draw:layer="layout" svg:width="24.681cm" svg:height="2.33cm" svg:x="0.374cm" svg:y="1.057cm" presentation:class="title" presentation:user-transformed="true">
          <draw:text-box>
            <text:p text:style-name="P1">A useful stack algorithm</text:p>
          </draw:text-box>
        </draw:frame>
        <draw:frame presentation:style-name="pr13" draw:text-style-name="P15" draw:layer="layout" svg:width="24.712cm" svg:height="13.768cm" svg:x="0.375cm" svg:y="3.597cm" presentation:class="outline" presentation:user-transformed="true">
          <draw:text-box>
            <text:list text:style-name="L2">
              <text:list-item>
                <text:p xml:id="id1" text:id="id1" text:style-name="P11">Postfix evaluation</text:p>
                <text:list>
                  <text:list-item>
                    <text:p xml:id="id2" text:id="id2" text:style-name="P12">We can rewrite the infix expression 1+2</text:p>
                  </text:list-item>
                  <text:list-item>
                    <text:p xml:id="id3" text:id="id3" text:style-name="P12">As the postfix expression 1 2 +</text:p>
                    <text:list>
                      <text:list-item>
                        <text:p xml:id="id4" text:id="id4" text:style-name="P13">“Think” like a computer</text:p>
                        <text:list>
                          <text:list-item>
                            <text:p xml:id="id5" text:id="id5" text:style-name="P14">“load value ‘1’ into accumulator</text:p>
                          </text:list-item>
                          <text:list-item>
                            <text:p xml:id="id6" text:id="id6" text:style-name="P14">“load value ‘2’ into register A</text:p>
                          </text:list-item>
                          <text:list-item>
                            <text:p xml:id="id7" text:id="id7" text:style-name="P14">Add value in register A to value in accumulator</text:p>
                          </text:list-item>
                        </text:list>
                      </text:list-item>
                    </text:list>
                  </text:list-item>
                  <text:list-item>
                    <text:p xml:id="id8" text:id="id8" text:style-name="P12">How about 1+2+3+4 ?</text:p>
                  </text:list-item>
                  <text:list-item>
                    <text:p xml:id="id9" text:id="id9" text:style-name="P12">How about 2*3+4?</text:p>
                  </text:list-item>
                  <text:list-item>
                    <text:p xml:id="id10" text:id="id10" text:style-name="P12">How about 2+3*4?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 smil:additive="base"/>
                  <anim:animate smil:dur="0.5s" smil:fill="hold" smil:targetElement="id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smil:additive="base"/>
                  <anim:animate smil:dur="0.5s" smil:fill="hold" smil:targetElement="id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smil:additive="base"/>
                  <anim:animate smil:dur="0.5s" smil:fill="hold" smil:targetElement="id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 smil:additive="base"/>
                  <anim:animate smil:dur="0.5s" smil:fill="hold" smil:targetElement="id4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 smil:additive="base"/>
                  <anim:animate smil:dur="0.5s" smil:fill="hold" smil:targetElement="id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 smil:additive="base"/>
                  <anim:animate smil:dur="0.5s" smil:fill="hold" smil:targetElement="id6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smil:additive="base"/>
                  <anim:animate smil:dur="0.5s" smil:fill="hold" smil:targetElement="id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 smil:additive="base"/>
                  <anim:animate smil:dur="0.5s" smil:fill="hold" smil:targetElement="id8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 smil:additive="base"/>
                  <anim:animate smil:dur="0.5s" smil:fill="hold" smil:targetElement="id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 smil:additive="base"/>
                  <anim:animate smil:dur="0.5s" smil:fill="hold" smil:targetElement="id10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w to implement?" draw:style-name="dp1" draw:master-page-name="Default" presentation:presentation-page-layout-name="AL2T1">
        <draw:frame presentation:style-name="pr15" draw:text-style-name="P10" draw:layer="layout" svg:width="24.681cm" svg:height="3.212cm" svg:x="0.374cm" svg:y="2.468cm" presentation:class="title" presentation:user-transformed="true">
          <draw:text-box>
            <text:p text:style-name="P1">How to implement?</text:p>
          </draw:text-box>
        </draw:frame>
        <draw:frame presentation:style-name="pr16" draw:text-style-name="P15" draw:layer="layout" svg:width="24.712cm" svg:height="11.488cm" svg:x="0.375cm" svg:y="5.877cm" presentation:class="outline" presentation:user-transformed="true">
          <draw:text-box>
            <text:list text:style-name="L2">
              <text:list-item>
                <text:p text:style-name="P11"><text:span text:style-name="T5">Can you write method that evaluates postfix expressions?</text:span></text:p>
              </text:list-item>
              <text:list-item>
                <text:p text:style-name="P11"><text:span text:style-name="T5">double postfixeval(Object[] items) </text:span></text:p>
                <text:list>
                  <text:list-item>
                    <text:p text:style-name="P12"><text:span text:style-name="T5">Where objects in items[] are either </text:span></text:p>
                    <text:list>
                      <text:list-item>
                        <text:p text:style-name="P13"><text:span text:style-name="T5">Double</text:span></text:p>
                      </text:list-item>
                      <text:list-item>
                        <text:p text:style-name="P13"><text:span text:style-name="T5">Charac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ostfix evaluation using a stack" draw:style-name="dp1" draw:master-page-name="Default" presentation:presentation-page-layout-name="AL2T1">
        <draw:frame presentation:style-name="pr17" draw:text-style-name="P10" draw:layer="layout" svg:width="24.681cm" svg:height="2.752cm" svg:x="0.374cm" svg:y="0.846cm" presentation:class="title" presentation:user-transformed="true">
          <draw:text-box>
            <text:p text:style-name="P1">Postfix evaluation using a stack</text:p>
          </draw:text-box>
        </draw:frame>
        <draw:frame presentation:style-name="pr18" draw:text-style-name="P15" draw:layer="layout" svg:width="24.712cm" svg:height="13.556cm" svg:x="0.375cm" svg:y="3.809cm" presentation:class="outline" presentation:user-transformed="true">
          <draw:text-box>
            <text:list text:style-name="L3">
              <text:list-item>
                <text:p xml:id="id11" text:id="id11" text:style-name="P11">Make an empty stack</text:p>
              </text:list-item>
              <text:list-item>
                <text:p xml:id="id12" text:id="id12" text:style-name="P11">Read tokens until EOF</text:p>
              </text:list-item>
            </text:list>
            <text:list text:style-name="L4">
              <text:list-item>
                <text:list>
                  <text:list-item>
                    <text:p xml:id="id13" text:id="id13" text:style-name="P12">If operand push onto stack</text:p>
                  </text:list-item>
                  <text:list-item>
                    <text:p xml:id="id14" text:id="id14" text:style-name="P12">If operator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15" text:id="id15" text:style-name="P13">Pop two stack values</text:p>
                      </text:list-item>
                      <text:list-item>
                        <text:p xml:id="id16" text:id="id16" text:style-name="P13">Perform binary operation</text:p>
                      </text:list-item>
                      <text:list-item>
                        <text:p xml:id="id17" text:id="id17" text:style-name="P13">Push resul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18" text:id="id18" text:style-name="P11">At EOF, pop final result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 smil:additive="base"/>
                  <anim:animate smil:dur="0.5s" smil:fill="hold" smil:targetElement="id1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 smil:additive="base"/>
                  <anim:animate smil:dur="0.5s" smil:fill="hold" smil:targetElement="id1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 smil:additive="base"/>
                  <anim:animate smil:dur="0.5s" smil:fill="hold" smil:targetElement="id1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 smil:additive="base"/>
                  <anim:animate smil:dur="0.5s" smil:fill="hold" smil:targetElement="id1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 smil:additive="base"/>
                  <anim:animate smil:dur="0.5s" smil:fill="hold" smil:targetElement="id1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 smil:additive="base"/>
                  <anim:animate smil:dur="0.5s" smil:fill="hold" smil:targetElement="id1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 smil:additive="base"/>
                  <anim:animate smil:dur="0.5s" smil:fill="hold" smil:targetElement="id1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0-width/2;x" smil:keyTimes="0;1" smil:additive="base"/>
                  <anim:animate smil:dur="0.5s" smil:fill="hold" smil:targetElement="id18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race by hand" draw:style-name="dp1" draw:master-page-name="Default" presentation:presentation-page-layout-name="AL2T1">
        <draw:frame presentation:style-name="pr15" draw:text-style-name="P10" draw:layer="layout" svg:width="24.681cm" svg:height="3.212cm" svg:x="0.374cm" svg:y="2.468cm" presentation:class="title" presentation:user-transformed="true">
          <draw:text-box>
            <text:p text:style-name="P1">Trace by hand</text:p>
          </draw:text-box>
        </draw:frame>
        <draw:frame presentation:style-name="pr16" draw:text-style-name="P15" draw:layer="layout" svg:width="24.712cm" svg:height="11.488cm" svg:x="0.375cm" svg:y="5.877cm" presentation:class="outline" presentation:user-transformed="true">
          <draw:text-box>
            <text:list text:style-name="L2">
              <text:list-item>
                <text:p xml:id="id19" text:id="id19" text:style-name="P11">1 2 3 4 + + +</text:p>
              </text:list-item>
              <text:list-item>
                <text:p xml:id="id20" text:id="id20" text:style-name="P11">2 3 * 4 +</text:p>
              </text:list-item>
              <text:list-item>
                <text:p xml:id="id21" text:id="id21" text:style-name="P11">2 3 4 * +</text:p>
              </text:list-item>
            </text:list>
            <text:p text:style-name="P16"/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 smil:additive="base"/>
                  <anim:animate smil:dur="0.5s" smil:fill="hold" smil:targetElement="id1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 smil:additive="base"/>
                  <anim:animate smil:dur="0.5s" smil:fill="hold" smil:targetElement="id2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 smil:additive="base"/>
                  <anim:animate smil:dur="0.5s" smil:fill="hold" smil:targetElement="id21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fix to postfix" draw:style-name="dp1" draw:master-page-name="Default" presentation:presentation-page-layout-name="AL2T1">
        <draw:frame presentation:style-name="pr19" draw:text-style-name="P10" draw:layer="layout" svg:width="24.681cm" svg:height="1.976cm" svg:x="0.145cm" svg:y="0.599cm" presentation:class="title" presentation:user-transformed="true">
          <draw:text-box>
            <text:p text:style-name="P1">Infix to postfix</text:p>
          </draw:text-box>
        </draw:frame>
        <draw:frame presentation:style-name="pr20" draw:text-style-name="P15" draw:layer="layout" svg:width="24.712cm" svg:height="11.863cm" svg:x="0.375cm" svg:y="5.503cm" presentation:class="outline" presentation:user-transformed="true">
          <draw:text-box>
            <text:p xml:id="id22" text:id="id22" text:style-name="P16"><text:s/>1 + 2 * 3</text:p>
            <text:p xml:id="id23" text:id="id23" text:style-name="P16">== 7 (because multiplication has higher precedence)</text:p>
            <text:p text:style-name="P16"/>
            <text:p xml:id="id24" text:id="id24" text:style-name="P16">10 – 4 – 3 </text:p>
            <text:p xml:id="id25" text:id="id25" text:style-name="P16">== 3 (because subtraction proceeds left to right)</text:p>
            <text:p text:style-name="P16"/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" draw:text-style-name="P17" xml:id="id33" draw:id="id33" draw:layer="layout" svg:width="3.175cm" svg:height="2.54cm" svg:x="13.758cm" svg:y="14.60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7" xml:id="id30" draw:id="id30" draw:layer="layout" svg:width="2.752cm" svg:height="2.54cm" svg:x="13.97cm" svg:y="9.525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10" draw:layer="layout" svg:width="24.681cm" svg:height="3.212cm" svg:x="0.145cm" svg:y="1.057cm" presentation:class="title" presentation:user-transformed="true">
          <draw:text-box>
            <text:p text:style-name="P1">Infix to postfix</text:p>
          </draw:text-box>
        </draw:frame>
        <draw:frame presentation:style-name="pr21" draw:text-style-name="P15" draw:layer="layout" svg:width="24.712cm" svg:height="4.234cm" svg:x="0.375cm" svg:y="4.656cm" presentation:class="outline" presentation:user-transformed="true">
          <draw:text-box>
            <text:p xml:id="id26" text:id="id26" text:style-name="P18"><text:span text:style-name="T6">4 ^ 3 ^ 2</text:span></text:p>
            <text:p xml:id="id27" text:id="id27" text:style-name="P18"><text:span text:style-name="T6">== 262144</text:span></text:p>
            <text:p xml:id="id28" text:id="id28" text:style-name="P18"><text:span text:style-name="T6">!= <text:s/>4096</text:span></text:p>
          </draw:text-box>
        </draw:frame>
        <draw:frame draw:style-name="gr3" xml:id="id31" draw:id="id31" draw:layer="layout" svg:width="2.628cm" svg:height="2.628cm" svg:x="13.97cm" svg:y="9.52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xml:id="id34" draw:id="id34" draw:layer="layout" svg:width="2.981cm" svg:height="2.505cm" svg:x="13.758cm" svg:y="14.60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7" xml:id="id29" draw:id="id29" draw:layer="layout" svg:width="4.574cm" svg:height="1.354cm" svg:x="8.715cm" svg:y="9.948cm">
          <text:p text:style-name="P1"><text:span text:style-name="T7">Generally,</text:span></text:p>
          <draw:enhanced-geometry svg:viewBox="0 0 21600 21600" draw:type="mso-spt202" draw:enhanced-path="M 0 0 L 21600 0 21600 21600 0 21600 0 0 Z N"/>
        </draw:custom-shape>
        <draw:custom-shape draw:style-name="gr4" draw:text-style-name="P17" xml:id="id32" draw:id="id32" draw:layer="layout" svg:width="5.353cm" svg:height="1.354cm" svg:x="8.257cm" svg:y="15.24cm">
          <text:p text:style-name="P1"><text:span text:style-name="T7">Rather than: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smil:additive="base"/>
                  <anim:animate smil:dur="0.5s" smil:fill="hold" smil:targetElement="id2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ecedence" draw:style-name="dp1" draw:master-page-name="Default" presentation:presentation-page-layout-name="AL2T1">
        <draw:frame presentation:style-name="pr15" draw:text-style-name="P10" draw:layer="layout" svg:width="24.681cm" svg:height="3.212cm" svg:x="0.374cm" svg:y="2.468cm" presentation:class="title" presentation:user-transformed="true">
          <draw:text-box>
            <text:p text:style-name="P1">Precedence</text:p>
          </draw:text-box>
        </draw:frame>
        <draw:frame presentation:style-name="pr16" draw:text-style-name="P15" draw:layer="layout" svg:width="24.712cm" svg:height="11.488cm" svg:x="0.375cm" svg:y="5.877cm" presentation:class="outline" presentation:user-transformed="true">
          <draw:text-box>
            <text:p xml:id="id35" text:id="id35" text:style-name="P16">A few simple rules:</text:p>
            <text:p text:style-name="P16"/>
            <text:p xml:id="id36" text:id="id36" text:style-name="P16">( ) <text:s text:c="2"/><text:span text:style-name="T8">&gt;</text:span> <text:s text:c="5"/>^ <text:s text:c="5"/><text:span text:style-name="T8">&gt;</text:span><text:span text:style-name="T9"> <text:s text:c="3"/></text:span><text:s text:c="4"/>* <text:s/>/ <text:s text:c="5"/><text:span text:style-name="T10"><text:s/></text:span><text:span text:style-name="T11">&gt;</text:span> <text:s text:c="5"/>+ <text:s/>-</text:p>
            <text:p text:style-name="P16"/>
            <text:p xml:id="id37" text:id="id37" text:style-name="P16">Subtraction associates left-to-right</text:p>
            <text:p xml:id="id38" text:id="id38" text:style-name="P16">Exponentiation associates right to left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fix Evaluation" draw:style-name="dp1" draw:master-page-name="Default" presentation:presentation-page-layout-name="AL2T1">
        <draw:frame presentation:style-name="pr15" draw:text-style-name="P10" draw:layer="layout" svg:width="24.681cm" svg:height="3.212cm" svg:x="0.374cm" svg:y="2.468cm" presentation:class="title" presentation:user-transformed="true">
          <draw:text-box>
            <text:p text:style-name="P1">Infix Evaluation</text:p>
          </draw:text-box>
        </draw:frame>
        <draw:frame presentation:style-name="pr16" draw:text-style-name="P15" draw:layer="layout" svg:width="24.712cm" svg:height="11.488cm" svg:x="0.375cm" svg:y="5.877cm" presentation:class="outline" presentation:user-transformed="true">
          <draw:text-box>
            <text:p xml:id="id39" text:id="id39" text:style-name="P16">1 – 2 – 4 ^ 5 * 3 * 6 / 7 ^ 2 ^ 2</text:p>
            <text:p xml:id="id40" text:id="id40" text:style-name="P16">== -8</text:p>
            <text:p text:style-name="P16"/>
            <text:p xml:id="id41" text:id="id41" text:style-name="P16">(1 – 2) – ( ( ( ( 4 ^ 5) * 3) * 6) / (7 ^ ( 2 ^ 2 ) ) )</text:p>
            <text:p text:style-name="P16"/>
            <text:p xml:id="id42" text:id="id42" text:style-name="P16"><text:span text:style-name="T6">Could you write a program to evaluate stuff like this?</text:span></text:p>
            <text:p text:style-name="P16"/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ostfix" draw:style-name="dp1" draw:master-page-name="Default" presentation:presentation-page-layout-name="AL2T1">
        <draw:frame presentation:style-name="pr15" draw:text-style-name="P10" draw:layer="layout" svg:width="24.681cm" svg:height="3.212cm" svg:x="0.374cm" svg:y="2.468cm" presentation:class="title" presentation:user-transformed="true">
          <draw:text-box>
            <text:p text:style-name="P1">Postfix</text:p>
          </draw:text-box>
        </draw:frame>
        <draw:frame presentation:style-name="pr16" draw:text-style-name="P15" draw:layer="layout" svg:width="24.712cm" svg:height="11.488cm" svg:x="0.375cm" svg:y="5.877cm" presentation:class="outline" presentation:user-transformed="true">
          <draw:text-box>
            <text:list text:style-name="L2">
              <text:list-item>
                <text:p text:style-name="P11">If we expressed</text:p>
              </text:list-item>
            </text:list>
            <text:p text:style-name="P16">(1 – 2) – ( ( ( ( 4 ^ 5) * 3) * 6) / (7 ^ ( 2 ^ 2 ) ) )</text:p>
            <text:p text:style-name="P16">As</text:p>
            <text:p text:style-name="P16">1 2 – 4 5 ^ 3 * 6 * 7 2 2 ^ ^ / -</text:p>
            <text:p text:style-name="P16"/>
            <text:p text:style-name="P16">Then, we could use the postfix stack evaluator</text:p>
            <text:p text:style-name="P16"/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7" draw:text-style-name="P10" draw:layer="layout" svg:width="24.681cm" svg:height="2.752cm" svg:x="0.374cm" svg:y="0.846cm" presentation:class="title" presentation:user-transformed="true">
          <draw:text-box>
            <text:p text:style-name="P1">Postfix evaluation using a stack</text:p>
          </draw:text-box>
        </draw:frame>
        <draw:frame presentation:style-name="pr18" draw:text-style-name="P15" draw:layer="layout" svg:width="24.712cm" svg:height="13.556cm" svg:x="0.375cm" svg:y="3.809cm" presentation:class="outline" presentation:user-transformed="true">
          <draw:text-box>
            <text:list text:style-name="L3">
              <text:list-item>
                <text:p xml:id="id43" text:id="id43" text:style-name="P11">Make an empty stack</text:p>
              </text:list-item>
              <text:list-item>
                <text:p xml:id="id44" text:id="id44" text:style-name="P11">Read tokens until EOF</text:p>
              </text:list-item>
            </text:list>
            <text:list text:style-name="L4">
              <text:list-item>
                <text:list>
                  <text:list-item>
                    <text:p xml:id="id45" text:id="id45" text:style-name="P12">If operand push onto stack</text:p>
                  </text:list-item>
                  <text:list-item>
                    <text:p xml:id="id46" text:id="id46" text:style-name="P12">If operator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47" text:id="id47" text:style-name="P13">Pop two stack values</text:p>
                      </text:list-item>
                      <text:list-item>
                        <text:p xml:id="id48" text:id="id48" text:style-name="P13">Perform binary operation</text:p>
                      </text:list-item>
                      <text:list-item>
                        <text:p xml:id="id49" text:id="id49" text:style-name="P13">Push resul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50" text:id="id50" text:style-name="P11">At EOF, pop final result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0-width/2;x" smil:keyTimes="0;1" smil:additive="base"/>
                  <anim:animate smil:dur="0.5s" smil:fill="hold" smil:targetElement="id4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0-width/2;x" smil:keyTimes="0;1" smil:additive="base"/>
                  <anim:animate smil:dur="0.5s" smil:fill="hold" smil:targetElement="id4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0-width/2;x" smil:keyTimes="0;1" smil:additive="base"/>
                  <anim:animate smil:dur="0.5s" smil:fill="hold" smil:targetElement="id4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0-width/2;x" smil:keyTimes="0;1" smil:additive="base"/>
                  <anim:animate smil:dur="0.5s" smil:fill="hold" smil:targetElement="id4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0-width/2;x" smil:keyTimes="0;1" smil:additive="base"/>
                  <anim:animate smil:dur="0.5s" smil:fill="hold" smil:targetElement="id4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0-width/2;x" smil:keyTimes="0;1" smil:additive="base"/>
                  <anim:animate smil:dur="0.5s" smil:fill="hold" smil:targetElement="id4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0-width/2;x" smil:keyTimes="0;1" smil:additive="base"/>
                  <anim:animate smil:dur="0.5s" smil:fill="hold" smil:targetElement="id4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0-width/2;x" smil:keyTimes="0;1" smil:additive="base"/>
                  <anim:animate smil:dur="0.5s" smil:fill="hold" smil:targetElement="id50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2">1 2 – 4 5 ^ 3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</text:span><text:span text:style-name="T12"> 2 – 4 5 ^ 3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4" draw:text-style-name="P17" draw:layer="layout" svg:width="0.925cm" svg:height="1.197cm" svg:x="12.026cm" svg:y="14.605cm">
          <text:p text:style-name="P1"><text:span text:style-name="T14">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</text:span><text:span text:style-name="T12"> – 4 5 ^ 3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0.935cm" svg:height="2.133cm" svg:x="12.021cm" svg:y="13.547cm">
          <text:p text:style-name="P1"><text:span text:style-name="T14">2</text:span></text:p>
          <text:p text:style-name="P1"><text:span text:style-name="T14">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</text:span><text:span text:style-name="T12"> 4 5 ^ 3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1.359cm" svg:height="2.133cm" svg:x="11.553cm" svg:y="13.547cm">
          <text:p text:style-name="P1"><text:span text:style-name="T14"/></text:p>
          <text:p text:style-name="P1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</text:span><text:span text:style-name="T12"> 5 ^ 3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1.359cm" svg:height="2.133cm" svg:x="11.553cm" svg:y="13.547cm">
          <text:p text:style-name="P1"><text:span text:style-name="T14"><text:s/></text:span><text:span text:style-name="T14">4</text:span></text:p>
          <text:p text:style-name="P1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</text:span><text:span text:style-name="T12"> ^ 3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1.359cm" svg:height="3.069cm" svg:x="11.553cm" svg:y="12.488cm">
          <text:p text:style-name="P1"><text:span text:style-name="T14"><text:s/></text:span><text:span text:style-name="T14">5</text:span></text:p>
          <text:p text:style-name="P1"><text:span text:style-name="T14"><text:s/></text:span><text:span text:style-name="T14">4</text:span></text:p>
          <text:p text:style-name="P1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</text:span><text:span text:style-name="T12"> 3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2.133cm" svg:x="10.16cm" svg:y="13.758cm">
          <text:p text:style-name="P20"><text:span text:style-name="T14"><text:s/></text:span><text:span text:style-name="T14">1024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</text:span><text:span text:style-name="T12">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3.069cm" svg:x="10.16cm" svg:y="12.488cm">
          <text:p text:style-name="P20"><text:span text:style-name="T14"><text:s/></text:span><text:span text:style-name="T14">3</text:span></text:p>
          <text:p text:style-name="P20"><text:span text:style-name="T14">1024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custom-shape draw:style-name="gr4" draw:text-style-name="P17" draw:layer="layout" svg:width="14.124cm" svg:height="1.515cm" svg:x="5.426cm" svg:y="3.175cm">
          <text:p text:style-name="P11"><text:span text:style-name="T13">1 2 – 4 5 ^ 3 *</text:span><text:span text:style-name="T12">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2.133cm" svg:x="10.16cm" svg:y="13.591cm">
          <text:p text:style-name="P20"><text:span text:style-name="T14"><text:s/></text:span><text:span text:style-name="T14">3072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 * 6</text:span><text:span text:style-name="T12">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3.069cm" svg:x="10.16cm" svg:y="12.488cm">
          <text:p text:style-name="P20"><text:span text:style-name="T14"><text:s/></text:span><text:span text:style-name="T14">6</text:span></text:p>
          <text:p text:style-name="P20"><text:span text:style-name="T14">3072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 * 6 *</text:span><text:span text:style-name="T12">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2.133cm" svg:x="10.16cm" svg:y="13.591cm">
          <text:p text:style-name="P20"><text:span text:style-name="T14"><text:s/></text:span><text:span text:style-name="T14">18432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 * 6 * 7</text:span><text:span text:style-name="T12">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3.069cm" svg:x="10.16cm" svg:y="12.488cm">
          <text:p text:style-name="P20"><text:span text:style-name="T14"><text:s/></text:span><text:span text:style-name="T14">7</text:span></text:p>
          <text:p text:style-name="P20"><text:span text:style-name="T14">18432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 * 6 * 7 2</text:span><text:span text:style-name="T12">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4.005cm" svg:x="10.16cm" svg:y="11.562cm">
          <text:p text:style-name="P20"><text:span text:style-name="T14"><text:s/></text:span><text:span text:style-name="T14">2</text:span></text:p>
          <text:p text:style-name="P20"><text:span text:style-name="T14">7</text:span></text:p>
          <text:p text:style-name="P20"><text:span text:style-name="T14">18432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 * 6 * 7 2 2</text:span><text:span text:style-name="T12">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4.941cm" svg:x="10.16cm" svg:y="10.548cm">
          <text:p text:style-name="P20"><text:span text:style-name="T14"><text:s/></text:span><text:span text:style-name="T14">2</text:span></text:p>
          <text:p text:style-name="P20"><text:span text:style-name="T14">2</text:span></text:p>
          <text:p text:style-name="P20"><text:span text:style-name="T14">7</text:span></text:p>
          <text:p text:style-name="P20"><text:span text:style-name="T14">18432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 * 6 * 7 2 2 ^</text:span><text:span text:style-name="T12">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4.941cm" svg:x="10.16cm" svg:y="10.548cm">
          <text:p text:style-name="P20"><text:span text:style-name="T14"><text:s/></text:span></text:p>
          <text:p text:style-name="P20"><text:span text:style-name="T14">4</text:span></text:p>
          <text:p text:style-name="P20"><text:span text:style-name="T14">7</text:span></text:p>
          <text:p text:style-name="P20"><text:span text:style-name="T14">18432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 * 6 * 7 2 2 ^ ^</text:span><text:span text:style-name="T12">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4.941cm" svg:x="10.16cm" svg:y="10.548cm">
          <text:p text:style-name="P20"><text:span text:style-name="T14"><text:s/></text:span></text:p>
          <text:p text:style-name="P20"><text:span text:style-name="T14"/></text:p>
          <text:p text:style-name="P20"><text:span text:style-name="T14">2041</text:span></text:p>
          <text:p text:style-name="P20"><text:span text:style-name="T14">18432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custom-shape draw:style-name="gr4" draw:text-style-name="P17" draw:layer="layout" svg:width="14.124cm" svg:height="1.515cm" svg:x="5.426cm" svg:y="3.175cm">
          <text:p text:style-name="P11"><text:span text:style-name="T13">1 2 – 4 5 ^ 3 * 6 * 7 2 2 ^ ^ /</text:span><text:span text:style-name="T12">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4.941cm" svg:x="10.16cm" svg:y="10.548cm">
          <text:p text:style-name="P20"><text:span text:style-name="T14"><text:s/></text:span></text:p>
          <text:p text:style-name="P20"><text:span text:style-name="T14"/></text:p>
          <text:p text:style-name="P20"><text:span text:style-name="T14"/></text:p>
          <text:p text:style-name="P20"><text:span text:style-name="T14">7</text:span></text:p>
          <text:p text:style-name="P20"><text:span text:style-name="T14">-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custom-shape draw:style-name="gr4" draw:text-style-name="P17" draw:layer="layout" svg:width="14.125cm" svg:height="1.515cm" svg:x="5.426cm" svg:y="3.175cm">
          <text:p text:style-name="P11"><text:span text:style-name="T13">1 2 – 4 5 ^ 3 * 6 * 7 2 2 ^ ^ / -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8.89cm" svg:x2="9.525cm" svg:y2="15.875cm">
          <text:p/>
        </draw:line>
        <draw:line draw:style-name="gr5" draw:text-style-name="P19" draw:layer="layout" svg:x1="14.817cm" svg:y1="8.89cm" svg:x2="14.817cm" svg:y2="15.875cm">
          <text:p/>
        </draw:line>
        <draw:line draw:style-name="gr5" draw:text-style-name="P19" draw:layer="layout" svg:x1="14.817cm" svg:y1="16.087cm" svg:x2="9.525cm" svg:y2="16.087cm">
          <text:p/>
        </draw:line>
        <draw:custom-shape draw:style-name="gr6" draw:text-style-name="P17" draw:layer="layout" svg:width="2.963cm" svg:height="4.941cm" svg:x="10.16cm" svg:y="10.548cm">
          <text:p text:style-name="P20"><text:span text:style-name="T14"><text:s/></text:span></text:p>
          <text:p text:style-name="P20"><text:span text:style-name="T14"/></text:p>
          <text:p text:style-name="P20"><text:span text:style-name="T14"/></text:p>
          <text:p text:style-name="P20"><text:span text:style-name="T14"/></text:p>
          <text:p text:style-name="P20"><text:span text:style-name="T14">-8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ut how to go from infix to postfix?" draw:style-name="dp1" draw:master-page-name="Default" presentation:presentation-page-layout-name="AL2T1">
        <draw:frame presentation:style-name="pr12" draw:text-style-name="P10" draw:layer="layout" svg:width="24.681cm" svg:height="2.33cm" svg:x="0.145cm" svg:y="1.057cm" presentation:class="title" presentation:user-transformed="true">
          <draw:text-box>
            <text:p text:style-name="P1">But how to go from infix to postfix?</text:p>
          </draw:text-box>
        </draw:frame>
        <draw:frame presentation:style-name="pr13" draw:text-style-name="P15" draw:layer="layout" svg:width="24.712cm" svg:height="13.768cm" svg:x="0.375cm" svg:y="3.597cm" presentation:class="outline" presentation:user-transformed="true">
          <draw:text-box>
            <text:list text:style-name="L2">
              <text:list-item>
                <text:p xml:id="id51" text:id="id51" text:style-name="P12"><text:span text:style-name="T15">Could you write a program to do it?</text:span></text:p>
              </text:list-item>
              <text:list-item>
                <text:p xml:id="id52" text:id="id52" text:style-name="P12"><text:span text:style-name="T15">What data structures would you use</text:span></text:p>
                <text:list>
                  <text:list-item>
                    <text:p xml:id="id53" text:id="id53" text:style-name="P13"><text:span text:style-name="T16">Stack</text:span></text:p>
                  </text:list-item>
                  <text:list-item>
                    <text:p xml:id="id54" text:id="id54" text:style-name="P13"><text:span text:style-name="T16">Queue</text:span></text:p>
                  </text:list-item>
                </text:list>
              </text:list-item>
              <text:list-item>
                <text:p xml:id="id55" text:id="id55" text:style-name="P12"><text:span text:style-name="T15">How about a </text:span><text:span text:style-name="T17">simple</text:span><text:span text:style-name="T15"> case just using “+”</text:span></text:p>
                <text:list>
                  <text:list-item>
                    <text:p xml:id="id56" text:id="id56" text:style-name="P13"><text:span text:style-name="T16">1+ 2 + 7 + 4 </text:span></text:p>
                  </text:list-item>
                  <text:list-item>
                    <text:p xml:id="id57" text:id="id57" text:style-name="P13"><text:span text:style-name="T16">1 2 7 4 + + +</text:span></text:p>
                  </text:list-item>
                </text:list>
              </text:list-item>
              <text:list-item>
                <text:p xml:id="id58" text:id="id58" text:style-name="P12"><text:span text:style-name="T15">Operands send on to output?</text:span></text:p>
              </text:list-item>
              <text:list-item>
                <text:p xml:id="id59" text:id="id59" text:style-name="P12"><text:span text:style-name="T15">Operator push on stack? </text:span></text:p>
              </text:list-item>
              <text:list-item>
                <text:p xml:id="id60" text:id="id60" text:style-name="P12"><text:span text:style-name="T15">Pop ‘em all at the end?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ore complex" draw:style-name="dp1" draw:master-page-name="Default" presentation:presentation-page-layout-name="AL2T1">
        <draw:frame presentation:style-name="pr15" draw:text-style-name="P10" draw:layer="layout" svg:width="24.681cm" svg:height="3.212cm" svg:x="0.374cm" svg:y="2.468cm" presentation:class="title" presentation:user-transformed="true">
          <draw:text-box>
            <text:p text:style-name="P1">More complex</text:p>
          </draw:text-box>
        </draw:frame>
        <draw:frame presentation:style-name="pr16" draw:text-style-name="P15" draw:layer="layout" svg:width="24.712cm" svg:height="11.488cm" svg:x="0.375cm" svg:y="5.877cm" presentation:class="outline" presentation:user-transformed="true">
          <draw:text-box>
            <text:p xml:id="id61" text:id="id61" text:style-name="P16">2 ^ 5 – 1 == 2 5 ^ 1 –</text:p>
            <text:p xml:id="id62" text:id="id62" text:style-name="P16">Modify the <text:span text:style-name="T18">simple</text:span> rule?</text:p>
            <text:p xml:id="id63" text:id="id63" text:style-name="P16">If you are an operator, pop first, then push yourself?</text:p>
            <text:p text:style-name="P16"/>
            <text:p xml:id="id64" text:id="id64" text:style-name="P16">1 + 2 + 7 + 4 </text:p>
            <text:p xml:id="id65" text:id="id65" text:style-name="P16">1 2 + 7 + 4 + <text:s text:c="2"/>ok</text:p>
            <text:p text:style-name="P16"/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ven more complex" draw:style-name="dp1" draw:master-page-name="Default" presentation:presentation-page-layout-name="AL2T1">
        <draw:frame presentation:style-name="pr15" draw:text-style-name="P10" draw:layer="layout" svg:width="24.681cm" svg:height="3.212cm" svg:x="0.374cm" svg:y="2.468cm" presentation:class="title" presentation:user-transformed="true">
          <draw:text-box>
            <text:p text:style-name="P1">Even more complex</text:p>
          </draw:text-box>
        </draw:frame>
        <draw:frame presentation:style-name="pr16" draw:text-style-name="P15" draw:layer="layout" svg:width="24.712cm" svg:height="11.488cm" svg:x="0.375cm" svg:y="5.877cm" presentation:class="outline" presentation:user-transformed="true">
          <draw:text-box>
            <text:p xml:id="id66" text:id="id66" text:style-name="P16">3 * 2 ^ 5 <text:s/>- 1</text:p>
            <text:p xml:id="id67" text:id="id67" text:style-name="P16">3 2 5 ^ * 1 –</text:p>
            <text:p text:style-name="P16"/>
            <text:p xml:id="id68" text:id="id68" text:style-name="P16">If you are an operator:</text:p>
            <text:p xml:id="id69" text:id="id69" text:style-name="P16">Pop if the top of the stack is higher precedence than 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fix to postfix Stack Algorithm" draw:style-name="dp1" draw:master-page-name="Default" presentation:presentation-page-layout-name="AL2T1">
        <draw:frame presentation:style-name="pr22" draw:text-style-name="P10" draw:layer="layout" svg:width="24.681cm" svg:height="2.329cm" svg:x="0.145cm" svg:y="0.847cm" presentation:class="title" presentation:user-transformed="true">
          <draw:text-box>
            <text:p text:style-name="P1">Infix to postfix Stack Algorithm</text:p>
          </draw:text-box>
        </draw:frame>
        <draw:frame presentation:style-name="pr23" draw:text-style-name="P15" draw:layer="layout" svg:width="24.712cm" svg:height="13.979cm" svg:x="0.375cm" svg:y="3.387cm" presentation:class="outline" presentation:user-transformed="true">
          <draw:text-box>
            <text:p text:style-name="P21">Operands : Send to queue</text:p>
            <text:p text:style-name="P21">Close parenthesis: Pop stack &amp; send to queue until you find an open parenthesis</text:p>
            <text:p text:style-name="P21">Operators: </text:p>
            <text:list text:style-name="L7">
              <text:list-item>
                <text:list>
                  <text:list-item>
                    <text:p text:style-name="P12">Pop all stack symbols and send to queue until a symbol of lower precedence (or a right-associative symbol of equal precedence) appears.</text:p>
                  </text:list-item>
                  <text:list-item>
                    <text:p text:style-name="P12">Push operator</text:p>
                  </text:list-item>
                </text:list>
              </text:list-item>
            </text:list>
            <text:p text:style-name="P21">EOF: pop all remaining stack symbols and send to queue</text:p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custom-shape draw:style-name="gr7" draw:text-style-name="P22" draw:layer="layout" svg:width="17.145cm" svg:height="2.969cm" svg:x="3.81cm" svg:y="2.117cm">
          <text:p text:style-name="P11"><text:span text:style-name="T12">1 – 2 ^ 3 ^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605cm">
          <text:p text:style-name="P23"><text:span text:style-name="T12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custom-shape draw:style-name="gr9" draw:text-style-name="P22" draw:layer="layout" svg:width="16.502cm" svg:height="2.969cm" svg:x="3.818cm" svg:y="1.905cm">
          <text:p text:style-name="P11"><text:span text:style-name="T13">1</text:span><text:span text:style-name="T12"> – 2 ^ 3 ^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custom-shape draw:style-name="gr10" draw:text-style-name="P22" draw:layer="layout" svg:width="14.967cm" svg:height="2.969cm" svg:x="4.445cm" svg:y="2.117cm">
          <text:p text:style-name="P11"><text:span text:style-name="T13">1 –</text:span><text:span text:style-name="T12"> 2 ^ 3 ^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custom-shape draw:style-name="gr11" draw:text-style-name="P22" draw:layer="layout" svg:width="15.505cm" svg:height="2.969cm" svg:x="5.45cm" svg:y="2.117cm">
          <text:p text:style-name="P11"><text:span text:style-name="T13">1 – 2</text:span><text:span text:style-name="T12"> ^ 3 ^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custom-shape draw:style-name="gr12" draw:text-style-name="P22" draw:layer="layout" svg:width="15.505cm" svg:height="2.969cm" svg:x="5.45cm" svg:y="2.117cm">
          <text:p text:style-name="P11"><text:span text:style-name="T13">1 – 2 ^</text:span><text:span text:style-name="T12"> 3 ^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>^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custom-shape draw:style-name="gr13" draw:text-style-name="P22" draw:layer="layout" svg:width="15.867cm" svg:height="2.969cm" svg:x="5.088cm" svg:y="2.111cm">
          <text:p text:style-name="P11"><text:span text:style-name="T13">1 – 2 ^ 3</text:span><text:span text:style-name="T12"> ^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>^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custom-shape draw:style-name="gr14" draw:text-style-name="P22" draw:layer="layout" svg:width="15.505cm" svg:height="2.969cm" svg:x="5.45cm" svg:y="2.117cm">
          <text:p text:style-name="P11"><text:span text:style-name="T13">1 – 2 ^ 3 ^</text:span><text:span text:style-name="T12">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>^</text:span></text:p>
          <text:p text:style-name="P5"><text:span text:style-name="T12">^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custom-shape draw:style-name="gr15" draw:text-style-name="P22" draw:layer="layout" svg:width="15.505cm" svg:height="2.969cm" svg:x="5.45cm" svg:y="2.117cm">
          <text:p text:style-name="P11"><text:span text:style-name="T13">1 – 2 ^ 3 ^ 3</text:span><text:span text:style-name="T12">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>^</text:span></text:p>
          <text:p text:style-name="P5"><text:span text:style-name="T12">^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custom-shape draw:style-name="gr16" draw:text-style-name="P22" draw:layer="layout" svg:width="15.875cm" svg:height="2.969cm" svg:x="5.715cm" svg:y="2.111cm">
          <text:p text:style-name="P11"><text:span text:style-name="T13">1 – 2 ^ 3 ^ 3 –</text:span><text:span text:style-name="T12">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custom-shape draw:style-name="gr17" draw:text-style-name="P22" draw:layer="layout" svg:width="15.232cm" svg:height="2.969cm" svg:x="5.088cm" svg:y="2.111cm">
          <text:p text:style-name="P11"><text:span text:style-name="T13">1 – 2 ^ 3 ^ 3 – (</text:span><text:span text:style-name="T12">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>(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custom-shape draw:style-name="gr18" draw:text-style-name="P22" draw:layer="layout" svg:width="15.505cm" svg:height="2.969cm" svg:x="5.45cm" svg:y="2.117cm">
          <text:p text:style-name="P11"><text:span text:style-name="T13">1 – 2 ^ 3 ^ 3 – ( 4</text:span><text:span text:style-name="T12">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>(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custom-shape draw:style-name="gr19" draw:text-style-name="P22" draw:layer="layout" svg:width="16.14cm" svg:height="2.969cm" svg:x="5.45cm" svg:y="2.117cm">
          <text:p text:style-name="P11"><text:span text:style-name="T13">1 – 2 ^ 3 ^ 3 – ( 4 +</text:span><text:span text:style-name="T12">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>+</text:span></text:p>
          <text:p text:style-name="P5"><text:span text:style-name="T12">(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custom-shape draw:style-name="gr20" draw:text-style-name="P22" draw:layer="layout" svg:width="16.14cm" svg:height="2.969cm" svg:x="5.45cm" svg:y="2.117cm">
          <text:p text:style-name="P11"><text:span text:style-name="T13">1 – 2 ^ 3 ^ 3 – ( 4 + 5</text:span><text:span text:style-name="T12">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>+</text:span></text:p>
          <text:p text:style-name="P5"><text:span text:style-name="T12">(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 5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custom-shape draw:style-name="gr21" draw:text-style-name="P22" draw:layer="layout" svg:width="16.14cm" svg:height="2.969cm" svg:x="5.45cm" svg:y="2.117cm">
          <text:p text:style-name="P11"><text:span text:style-name="T13">1 – 2 ^ 3 ^ 3 – ( 4 + 5 *</text:span><text:span text:style-name="T12">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>*</text:span></text:p>
          <text:p text:style-name="P5"><text:span text:style-name="T12">+</text:span></text:p>
          <text:p text:style-name="P5"><text:span text:style-name="T12">(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 5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custom-shape draw:style-name="gr22" draw:text-style-name="P22" draw:layer="layout" svg:width="15.505cm" svg:height="2.969cm" svg:x="5.45cm" svg:y="2.117cm">
          <text:p text:style-name="P11"><text:span text:style-name="T13">1 – 2 ^ 3 ^ 3 – ( 4 + 5 * 6</text:span><text:span text:style-name="T12">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>*</text:span></text:p>
          <text:p text:style-name="P5"><text:span text:style-name="T12">+</text:span></text:p>
          <text:p text:style-name="P5"><text:span text:style-name="T12">(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 5 6 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4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custom-shape draw:style-name="gr23" draw:text-style-name="P22" draw:layer="layout" svg:width="16.775cm" svg:height="2.969cm" svg:x="5.45cm" svg:y="2.117cm">
          <text:p text:style-name="P11"><text:span text:style-name="T13">1 – 2 ^ 3 ^ 3 – ( 4 + 5 * 6)</text:span><text:span text:style-name="T12">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 5 6 * + <text:s text:c="2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5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custom-shape draw:style-name="gr24" draw:text-style-name="P22" draw:layer="layout" svg:width="16.14cm" svg:height="2.969cm" svg:x="5.45cm" svg:y="2.117cm">
          <text:p text:style-name="P11"><text:span text:style-name="T13">1 – 2 ^ 3 ^ 3 – ( 4 + 5 * 6) *</text:span><text:span text:style-name="T12">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>*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 5 6 * + <text:s text:c="2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6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custom-shape draw:style-name="gr25" draw:text-style-name="P22" draw:layer="layout" svg:width="16.14cm" svg:height="2.969cm" svg:x="5.45cm" svg:y="2.117cm">
          <text:p text:style-name="P11"><text:span text:style-name="T13">1 – 2 ^ 3 ^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>*</text:span></text:p>
          <text:p text:style-name="P5"><text:span text:style-name="T12">-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 5 6 * + 7 <text:s text:c="3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7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draw:custom-shape draw:style-name="gr26" draw:text-style-name="P22" draw:layer="layout" svg:width="16.775cm" svg:height="2.969cm" svg:x="5.45cm" svg:y="2.117cm">
          <text:p text:style-name="P11"><text:span text:style-name="T13">1 – 2 ^ 3 ^ 3 – ( 4 + 5 * 6) * 7</text:span></text:p>
          <draw:enhanced-geometry svg:viewBox="0 0 21600 21600" draw:type="mso-spt202" draw:enhanced-path="M 0 0 L 21600 0 21600 21600 0 21600 0 0 Z N"/>
        </draw:custom-shape>
        <draw:line draw:style-name="gr5" draw:text-style-name="P19" draw:layer="layout" svg:x1="9.525cm" svg:y1="5.715cm" svg:x2="9.525cm" svg:y2="12.7cm">
          <text:p/>
        </draw:line>
        <draw:line draw:style-name="gr5" draw:text-style-name="P19" draw:layer="layout" svg:x1="14.817cm" svg:y1="5.715cm" svg:x2="14.817cm" svg:y2="12.7cm">
          <text:p/>
        </draw:line>
        <draw:line draw:style-name="gr5" draw:text-style-name="P19" draw:layer="layout" svg:x1="14.817cm" svg:y1="12.912cm" svg:x2="9.525cm" svg:y2="12.912cm">
          <text:p/>
        </draw:line>
        <draw:custom-shape draw:style-name="gr6" draw:text-style-name="P17" draw:layer="layout" svg:width="3.599cm" svg:height="6.213cm" svg:x="10.583cm" svg:y="5.927cm">
          <text:p text:style-name="P20"><text:span text:style-name="T14"><text:s/>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 5 6 * + 7 * - <text:s text:c="4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8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9">
        <draw:custom-shape draw:style-name="gr27" draw:text-style-name="P22" draw:layer="layout" svg:width="16.14cm" svg:height="2.969cm" svg:x="5.45cm" svg:y="2.117cm">
          <text:p text:style-name="P11"><text:span text:style-name="T12">1 – 2 ^ 3 ^ 3 – ( 4 + 5 * 6) * 7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3.961cm" svg:height="1.515cm" svg:x="5.508cm" svg:y="14.817cm">
          <text:p text:style-name="P23"><text:span text:style-name="T12">1 2 3 3 ^ ^ - 4 5 6 * + 7 * - <text:s text:c="4"/></text:span></text:p>
          <draw:enhanced-geometry svg:viewBox="0 0 21600 21600" draw:type="mso-spt202" draw:enhanced-path="M 0 0 L 21600 0 21600 21600 0 21600 0 0 Z N"/>
        </draw:custom-shape>
        <draw:custom-shape draw:style-name="gr6" draw:text-style-name="P17" xml:id="id70" draw:id="id70" draw:layer="layout" svg:width="19.262cm" svg:height="1.515cm" svg:x="2.328cm" svg:y="6.773cm">
          <text:p text:style-name="P11"><text:span text:style-name="T12">((1 – (2 ^ (3 ^ 3))) – (( 4 + (5 * 6)) * 7))</text:span></text:p>
          <draw:enhanced-geometry svg:viewBox="0 0 21600 21600" draw:type="mso-spt202" draw:enhanced-path="M 0 0 L 21600 0 21600 21600 0 21600 0 0 Z N"/>
        </draw:custom-shape>
        <draw:polyline draw:style-name="gr28" draw:text-style-name="P19" xml:id="id73" draw:id="id73" draw:layer="layout" svg:width="2.962cm" svg:height="0cm" svg:x="1.904cm" svg:y="15.663cm" svg:viewBox="0 0 2963 0" draw:points="2963,0 0,0">
          <text:p text:style-name="P1"/>
        </draw:polyline>
        <draw:polyline draw:style-name="gr28" draw:text-style-name="P19" xml:id="id71" draw:id="id71" draw:layer="layout" svg:width="2.963cm" svg:height="0cm" svg:x="20.108cm" svg:y="15.452cm" svg:viewBox="0 0 2964 0" draw:points="2964,0 0,0">
          <text:p text:style-name="P1"/>
        </draw:polyline>
        <draw:custom-shape draw:style-name="gr4" draw:text-style-name="P17" xml:id="id72" draw:id="id72" draw:layer="layout" svg:width="2.293cm" svg:height="1.197cm" svg:x="20.913cm" svg:y="13.238cm">
          <text:p text:style-name="P1"><text:span text:style-name="T14">Input</text:span></text:p>
          <draw:enhanced-geometry svg:viewBox="0 0 21600 21600" draw:type="mso-spt202" draw:enhanced-path="M 0 0 L 21600 0 21600 21600 0 21600 0 0 Z N"/>
        </draw:custom-shape>
        <draw:custom-shape draw:style-name="gr4" draw:text-style-name="P17" xml:id="id74" draw:id="id74" draw:layer="layout" svg:width="5.133cm" svg:height="2.133cm" svg:x="1.251cm" svg:y="13.026cm">
          <text:p text:style-name="P1"><text:span text:style-name="T14">To evaluation</text:span></text:p>
          <text:p text:style-name="P1"><text:span text:style-name="T14">stack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3" smil:attributeName="visibility" smil:to="visible"/>
                  <anim:transitionFilter smil:dur="0.5s" smil:targetElement="id7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9" presentation:class="page"/>
          <draw:frame presentation:style-name="pr14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352 352" svg:d="M176 0l176 352h-352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b3018b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b3018b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b3018b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b3018b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b3018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3018b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7409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7409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7409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7409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7409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7409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7409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7409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7409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7409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74091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b3018b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b3018b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b3018b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b3018b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b3018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b3018b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3018b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b3018b" fo:font-size="100%"/>
      </text:list-level-style-bullet>
      <text:list-level-style-bullet text:level="2" text:bullet-char="•">
        <style:list-level-properties text:space-before="1.27cm"/>
        <style:text-properties style:font-name="Times New Roman" fo:color="#b3018b" fo:font-size="100%"/>
      </text:list-level-style-bullet>
      <text:list-level-style-bullet text:level="3" text:bullet-char="•">
        <style:list-level-properties text:space-before="2.54cm"/>
        <style:text-properties style:font-name="Times New Roman" fo:color="#b3018b" fo:font-size="100%"/>
      </text:list-level-style-bullet>
      <text:list-level-style-bullet text:level="4" text:bullet-char="•">
        <style:list-level-properties text:space-before="3.81cm"/>
        <style:text-properties style:font-name="Times New Roman" fo:color="#b3018b" fo:font-size="100%"/>
      </text:list-level-style-bullet>
      <text:list-level-style-bullet text:level="5" text:bullet-char="•">
        <style:list-level-properties text:space-before="5.08cm"/>
        <style:text-properties style:font-name="Times New Roman" fo:color="#b3018b" fo:font-size="100%"/>
      </text:list-level-style-bullet>
      <text:list-level-style-bullet text:level="6" text:bullet-char="•">
        <style:list-level-properties text:space-before="5.08cm"/>
        <style:text-properties style:font-name="Times New Roman" fo:color="#b3018b" fo:font-size="100%"/>
      </text:list-level-style-bullet>
      <text:list-level-style-bullet text:level="7" text:bullet-char="•">
        <style:list-level-properties text:space-before="5.08cm"/>
        <style:text-properties style:font-name="Times New Roman" fo:color="#b3018b" fo:font-size="100%"/>
      </text:list-level-style-bullet>
      <text:list-level-style-bullet text:level="8" text:bullet-char="•">
        <style:list-level-properties text:space-before="5.08cm"/>
        <style:text-properties style:font-name="Times New Roman" fo:color="#b3018b" fo:font-size="100%"/>
      </text:list-level-style-bullet>
      <text:list-level-style-bullet text:level="9" text:bullet-char="•">
        <style:list-level-properties text:space-before="5.08cm"/>
        <style:text-properties style:font-name="Times New Roman" fo:color="#b3018b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b3018b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4:15:42</meta:creation-date>
    <dc:creator>Ted Pawlicki</dc:creator>
    <dc:date>2014-02-04T10:58:42.786293700</dc:date>
    <meta:editing-cycles>52</meta:editing-cycles>
    <meta:editing-duration>PT19H9M2S</meta:editing-duration>
    <meta:document-statistic meta:object-count="3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p>
            <math:mn>4</math:mn>
            <math:mstyle math:fontsize="8pt">
              <math:mrow>
                <math:msup>
                  <math:mn>3</math:mn>
                  <math:mstyle math:fontsize="6pt">
                    <math:mrow>
                      <math:mn>2</math:mn>
                    </math:mrow>
                  </math:mstyle>
                </math:msup>
              </math:mrow>
            </math:mstyle>
          </math:msup>
        </math:mrow>
      </math:mstyle>
      <math:mrow/>
    </math:mrow>
    <math:annotation math:encoding="StarMath 5.0"> size 12{4 rSup { size 8{3 rSup { size 6{2} } } 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p>
            <math:mfenced math:open="" math:close="">
              <math:msup>
                <math:mn>4</math:mn>
                <math:mstyle math:fontsize="8pt">
                  <math:mrow>
                    <math:mn>3</math:mn>
                  </math:mrow>
                </math:mstyle>
              </math:msup>
            </math:mfenced>
            <math:mstyle math:fontsize="8pt">
              <math:mrow>
                <math:mn>2</math:mn>
              </math:mrow>
            </math:mstyle>
          </math:msup>
        </math:mrow>
      </math:mstyle>
      <math:mrow/>
    </math:mrow>
    <math:annotation math:encoding="StarMath 5.0"> size 12{ left (4 rSup { size 8{3} }  right ) rSup { size 8{2} } } {}</math:annotation>
  </math:semantics>
</math:math>
</file>